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7f24" officeooo:paragraph-rsid="00157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address}</text:p>
      <text:p text:style-name="P1"/>
      <text:p text:style-name="P1">Dear {firstname}, </text:p>
      <text:p text:style-name="P1"/>
      <text:p text:style-name="P1"><text:s text:c="4"/>This is a letter to you. </text:p>
      <text:p text:style-name="P1"/>
      <text:p text:style-name="P1">When making this template you only need to remember that if you want a literal curly brace you need to escape it by doubling it, like this: {{ or }}. Other curly braces will be seen as fields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Brauer</meta:initial-creator>
    <meta:creation-date>2017-10-25T10:37:31.868018059</meta:creation-date>
    <dc:date>2017-10-25T10:40:29.771876314</dc:date>
    <dc:creator>Jon Brauer</dc:creator>
    <meta:editing-duration>PT2M58S</meta:editing-duration>
    <meta:editing-cycles>1</meta:editing-cycles>
    <meta:document-statistic meta:table-count="0" meta:image-count="0" meta:object-count="0" meta:page-count="1" meta:paragraph-count="5" meta:word-count="47" meta:character-count="249" meta:non-whitespace-character-count="199"/>
    <meta:generator>LibreOffice/4.3.3.2$Linux_X86_64 LibreOffice_project/430m0$Build-2</meta:generator>
  </office:meta>
</office:document-meta>
</file>